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5213" officeooo:paragraph-rsid="00015213"/>
    </style:style>
    <style:style style:name="P2" style:family="paragraph" style:parent-style-name="Standard">
      <style:text-properties officeooo:rsid="00015213" officeooo:paragraph-rsid="0002d95a"/>
    </style:style>
    <style:style style:name="P3" style:family="paragraph" style:parent-style-name="Standard">
      <style:text-properties officeooo:rsid="00015213" officeooo:paragraph-rsid="000485be"/>
    </style:style>
    <style:style style:name="P4" style:family="paragraph" style:parent-style-name="Standard">
      <style:text-properties fo:font-weight="bold" officeooo:rsid="00015213" officeooo:paragraph-rsid="00015213" style:font-weight-asian="bold" style:font-weight-complex="bold"/>
    </style:style>
    <style:style style:name="P5" style:family="paragraph" style:parent-style-name="Standard">
      <style:text-properties officeooo:rsid="000201e9" officeooo:paragraph-rsid="000201e9"/>
    </style:style>
    <style:style style:name="P6" style:family="paragraph" style:parent-style-name="Standard">
      <style:text-properties officeooo:rsid="0002d95a" officeooo:paragraph-rsid="0002d95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d95a" style:font-weight-asian="bold" style:font-weight-complex="bold"/>
    </style:style>
    <style:style style:name="T3" style:family="text">
      <style:text-properties fo:font-weight="bold" officeooo:rsid="0001521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d95a" style:font-weight-asian="normal" style:font-weight-complex="normal"/>
    </style:style>
    <style:style style:name="T6" style:family="text">
      <style:text-properties fo:font-weight="normal" officeooo:rsid="000485be" style:font-weight-asian="normal" style:font-weight-complex="normal"/>
    </style:style>
    <style:style style:name="T7" style:family="text">
      <style:text-properties officeooo:rsid="000201e9"/>
    </style:style>
    <style:style style:name="T8" style:family="text">
      <style:text-properties officeooo:rsid="0002d9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gios CLI Configuration</text:p>
      <text:p text:style-name="P1"/>
      <text:p text:style-name="P1">=&gt;Download <text:span text:style-name="T1">nagios-cli-master.zip </text:span>Zip file from <text:span text:style-name="T8">and unzip</text:span></text:p>
      <text:p text:style-name="P1"><text:tab/><text:a xlink:type="simple" xlink:href="https://github.com/tehmaze/nagios-cli" text:style-name="Internet_20_link" text:visited-style-name="Visited_20_Internet_20_Link">https://github.com/tehmaze/nagios-cli</text:a></text:p>
      <text:p text:style-name="P6">=&gt;Give the permission to the <text:span text:style-name="T3">nagios-cli-master </text:span><text:span text:style-name="T4">folder</text:span></text:p>
      <text:p text:style-name="P6"><text:span text:style-name="T4"><text:tab/># chmod -R 777 nagios-cli-master</text:span></text:p>
      <text:p text:style-name="P2">=&gt;<text:span text:style-name="T8">Copy the </text:span><text:span text:style-name="T1">nagios-cli-master </text:span><text:span text:style-name="T2">folder </text:span><text:span text:style-name="T8">from</text:span> local ubuntu Download <text:span text:style-name="T8">folder to</text:span> Nagios <text:span text:style-name="T8">server</text:span></text:p>
      <text:p text:style-name="P3"><text:tab/><text:span text:style-name="T7"># </text:span>cp /home/ubuntu/Downloads/<text:span text:style-name="T4">nagios-cli-master </text:span><text:span text:style-name="T6">/var/lib/lxd/storage-pools/default/containers/juju-993c57-27/rootfs/home/ubuntu</text:span></text:p>
      <text:p text:style-name="P5"><text:span text:style-name="T4">=&gt;goto inside Nagios using ssh command</text:span></text:p>
      <text:p text:style-name="P5"><text:span text:style-name="T4"><text:tab/># juju ssh nagios/0</text:span></text:p>
      <text:p text:style-name="P5"><text:span text:style-name="T4"><text:tab/># sudo -i (comming into root mode)</text:span></text:p>
      <text:p text:style-name="P5"><text:span text:style-name="T4">=&gt;goto to nagios-cli-master folder location and check the file is present or not</text:span></text:p>
      <text:p text:style-name="P5"><text:span text:style-name="T4"><text:tab/># cd /home/ubuntu/</text:span></text:p>
      <text:p text:style-name="P5"><text:span text:style-name="T4"><text:tab/># ls</text:span></text:p>
      <text:p text:style-name="P5"><text:span text:style-name="T4">=&gt;go inside nagios-cli-master folder and check the files and folder present inside </text:span></text:p>
      <text:p text:style-name="P5"><text:span text:style-name="T4"><text:tab/># cd nagios-cli-master</text:span></text:p>
      <text:p text:style-name="P5"><text:span text:style-name="T4"><text:tab/># ls</text:span></text:p>
      <text:p text:style-name="P5"><text:span text:style-name="T4">=&gt;Check the README.me file</text:span></text:p>
      <text:p text:style-name="P5"><text:span text:style-name="T4"><text:tab/># cat README.md</text:span></text:p>
      <text:p text:style-name="P5"><text:span text:style-name="T4">=&gt;Execute the nagios-cli command</text:span></text:p>
      <text:p text:style-name="P5"><text:span text:style-name="T4"><text:tab/></text:span><text:span text:style-name="T5"># ./nagios-cli</text:span></text:p>
      <text:p text:style-name="P6"><text:span text:style-name="T4">=&gt;After that you will come inside nagios-cli Interface</text:span></text:p>
      <text:p text:style-name="P6"><text:span text:style-name="T4"><text:tab/>nagios&gt;help (you can type help for help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21:17:55.378077334</meta:creation-date>
    <dc:date>2018-06-26T21:54:13.183077331</dc:date>
    <meta:editing-duration>PT2M</meta:editing-duration>
    <meta:editing-cycles>1</meta:editing-cycles>
    <meta:document-statistic meta:table-count="0" meta:image-count="0" meta:object-count="0" meta:page-count="1" meta:paragraph-count="22" meta:word-count="119" meta:character-count="908" meta:non-whitespace-character-count="798"/>
    <meta:generator>LibreOffice/5.1.6.2$Linux_X86_64 LibreOffice_project/10m0$Build-2</meta:generator>
  </office:meta>
</office:document-meta>
</file>